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В контексте исследования взаимоотношений власти и общества в первой трети XIX века в статье рассматриваются письменные обращения предводителя дворянства М. П. Баратаева к императору Николаю I. Князь Михаил Петрович Баратаев на протяжении почти двух десятилетий возглавлял симбирское дворянское общество, выделявшееся на фоне других организаций привилегированного сословия своей сплоченностью и корпоративными традициями. Проанализировав содержание петиций и реакцию на них министерств и ведомств, автор определяет, насколько верховной властью учитывалось мнение подданных при выработке мер внутренней политики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23:58.327000000</dc:date>
    <meta:editing-duration>PT3S</meta:editing-duration>
    <meta:editing-cycles>1</meta:editing-cycles>
    <meta:document-statistic meta:table-count="0" meta:image-count="0" meta:object-count="0" meta:page-count="1" meta:paragraph-count="1" meta:word-count="74" meta:character-count="610" meta:non-whitespace-character-count="536"/>
    <meta:generator>LibreOffice/7.3.7.2$Windows_X86_64 LibreOffice_project/e114eadc50a9ff8d8c8a0567d6da8f454beeb84f</meta:generator>
  </office:meta>
</office:document-meta>
</file>